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2C1586725A9C86D08EC.png" manifest:media-type="image/png"/>
  <manifest:file-entry manifest:full-path="Pictures/10000000000003880000026B5A71D73F90B7FEE8.png" manifest:media-type="image/png"/>
  <manifest:file-entry manifest:full-path="Pictures/1000000000000372000002658C3AC6DBC4B22CCA.png" manifest:media-type="image/png"/>
  <manifest:file-entry manifest:full-path="Pictures/100000000000036200000267177E0DB511EC3E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d35" officeooo:paragraph-rsid="0002ad35"/>
    </style:style>
    <style:style style:name="P2" style:family="paragraph" style:parent-style-name="Standard">
      <style:text-properties officeooo:rsid="00038866" officeooo:paragraph-rsid="00038866"/>
    </style:style>
    <style:style style:name="P3" style:family="paragraph" style:parent-style-name="Standard">
      <style:text-properties officeooo:rsid="00042008" officeooo:paragraph-rsid="000420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.59cm" svg:height="13.762cm" draw:z-index="0"><draw:image xlink:href="Pictures/1000000000000385000002C1586725A9C86D08EC.png" xlink:type="simple" xlink:show="embed" xlink:actuate="onLoad" draw:mime-type="image/png"/></draw:frame></text:p>
      <text:p text:style-name="P2"><draw:frame draw:style-name="fr1" draw:name="Imagen3" text:anchor-type="char" svg:width="17.59cm" svg:height="12.044cm" draw:z-index="1"><draw:image xlink:href="Pictures/10000000000003880000026B5A71D73F90B7FEE8.png" xlink:type="simple" xlink:show="embed" xlink:actuate="onLoad" draw:mime-type="image/png"/></draw:frame><text:soft-page-break/></text:p>
      <text:p text:style-name="P1"/>
      <text:p text:style-name="P1"/>
      <text:p text:style-name="P3"><draw:frame draw:style-name="fr1" draw:name="Imagen2" text:anchor-type="char" svg:width="17.59cm" svg:height="12.224cm" draw:z-index="2"><draw:image xlink:href="Pictures/1000000000000372000002658C3AC6DBC4B22CCA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n4" text:anchor-type="char" svg:width="17.59cm" svg:height="12.49cm" draw:z-index="3"><draw:image xlink:href="Pictures/100000000000036200000267177E0DB511EC3EF3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06:07:41.728000000</meta:creation-date>
    <dc:date>2022-07-07T07:05:10.192000000</dc:date>
    <meta:editing-duration>PT47M16S</meta:editing-duration>
    <meta:editing-cycles>3</meta:editing-cycles>
    <meta:generator>LibreOffice/7.3.2.2$Windows_X86_64 LibreOffice_project/49f2b1bff42cfccbd8f788c8dc32c1c309559be0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